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T1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2" style:family="text">
      <style:text-properties fo:font-variant="normal" fo:text-transform="none" fo:color="#000000" fo:font-size="9.75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">Książka Nadawcza</text:p>
      <text:p text:style-name="P4">Stowarzyszenie Musica Humana</text:p>
      <text:p text:style-name="P4">ul. Marsylska 9/39, 02-763 Warszawa</text:p>
      <text:p text:style-name="P4">NIP <text:span text:style-name="T3">113-24-21-207</text:span></text:p>
      <text:p text:style-name="P4"><text:span text:style-name="T3">REGON: 0153285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4-03-18T00:33:02</meta:creation-date>
    <dc:date>2014-03-18T00:35:31</dc:date>
    <dc:creator>mike </dc:creator>
    <meta:editing-duration>P0D</meta:editing-duration>
    <meta:editing-cycles>1</meta:editing-cycles>
    <meta:document-statistic meta:table-count="0" meta:image-count="0" meta:object-count="0" meta:page-count="1" meta:paragraph-count="5" meta:word-count="14" meta:character-count="112" meta:non-whitespace-character-count="103"/>
    <meta:generator>LibreOffice/3.5$Linux_x86 LibreOffice_project/350m1$Build-2</meta:generator>
  </office:meta>
</office:document-meta>
</file>